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45cm" fo:padding-top="0.136cm" fo:padding-bottom="0.136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fo:min-height="0.478cm" fo:padding-top="0.136cm" fo:padding-bottom="0.136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DejaVu Sans" style:font-size-asian="9pt" style:font-style-asian="italic" style:font-weight-asian="normal" style:font-name-complex="DejaVu Sans" style:font-size-complex="9pt" style:font-style-complex="italic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sub 58%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39cm" svg:y1="16.088cm" svg:x2="12.598cm" svg:y2="14.895cm">
            <text:p/>
          </draw:line>
          <draw:line draw:style-name="gr2" draw:text-style-name="P1" draw:layer="layout" svg:x1="8.598cm" svg:y1="15.329cm" svg:x2="11.172cm" svg:y2="14.374cm">
            <text:p/>
          </draw:line>
          <draw:frame draw:style-name="gr3" draw:text-style-name="P3" draw:layer="layout" svg:width="0.636cm" svg:height="0.717cm" svg:x="12.136cm" svg:y="15.199cm">
            <draw:text-box>
              <text:p text:style-name="P2"><text:span text:style-name="T1">d</text:span></text:p>
            </draw:text-box>
          </draw:frame>
          <draw:frame draw:style-name="gr4" draw:text-style-name="P4" draw:layer="layout" svg:width="0.636cm" svg:height="0.75cm" svg:x="10.319cm" svg:y="13.83cm">
            <draw:text-box>
              <text:p text:style-name="P2"><text:span text:style-name="T2">d</text:span><text:span text:style-name="T3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3:54:37.766889462</meta:creation-date>
    <dc:date>2018-04-10T13:54:59.358549365</dc:date>
    <meta:editing-duration>PT22S</meta:editing-duration>
    <meta:editing-cycles>1</meta:editing-cycles>
    <meta:document-statistic meta:object-count="5"/>
    <meta:generator>LibreOffice/6.0.0.3$MacOSX_X86_64 LibreOffice_project/64a0f66915f38c6217de274f0aa8e15618924765</meta:generator>
  </office:meta>
</office:document-meta>
</file>